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cc0000"/>
    </style:style>
    <style:style style:name="P38" style:family="paragraph" style:parent-style-name="Preformatted_20_Text">
      <style:text-properties fo:color="#cc0000" fo:background-color="transparen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color="#000000"/>
    </style:style>
    <style:style style:name="P41" style:family="paragraph" style:parent-style-name="Preformatted_20_Text">
      <style:paragraph-properties fo:margin-top="0in" fo:margin-bottom="0.1965in"/>
      <style:text-properties fo:color="#000000" fo:background-color="transparent"/>
    </style:style>
    <style:style style:name="P42"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3" style:family="paragraph" style:parent-style-name="Preformatted_20_Text">
      <style:paragraph-properties fo:margin-top="0in" fo:margin-bottom="0.1965in"/>
      <style:text-properties fo:color="#0000ff"/>
    </style:style>
    <style:style style:name="P44" style:family="paragraph" style:parent-style-name="Preformatted_20_Text">
      <style:paragraph-properties fo:margin-top="0in" fo:margin-bottom="0.1965in"/>
      <style:text-properties fo:color="#0000ff" fo:font-weight="normal" style:font-weight-asian="normal" style:font-weight-complex="normal"/>
    </style:style>
    <style:style style:name="P45" style:family="paragraph" style:parent-style-name="Preformatted_20_Text">
      <style:paragraph-properties fo:margin-top="0in" fo:margin-bottom="0.1965in"/>
      <style:text-properties fo:color="#0000ff" fo:background-color="transparent"/>
    </style:style>
    <style:style style:name="P46" style:family="paragraph" style:parent-style-name="Text_20_body">
      <style:paragraph-properties fo:margin-top="0in" fo:margin-bottom="0.1965in"/>
      <style:text-properties fo:color="#000000"/>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Preformatted_20_Text">
      <style:paragraph-properties fo:margin-left="-0.0083in" fo:margin-right="0in" fo:text-indent="0in" style:auto-text-indent="false"/>
      <style:text-properties fo:background-color="#ccccff"/>
    </style:style>
    <style:style style:name="P50" style:family="paragraph" style:parent-style-name="Text_20_body">
      <style:paragraph-properties fo:text-align="center" style:justify-single-word="false"/>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color="#000000"/>
    </style:style>
    <style:style style:name="P53" style:family="paragraph" style:parent-style-name="Text_20_body">
      <style:text-properties fo:color="#000000" fo:background-color="transparent"/>
    </style:style>
    <style:style style:name="P54" style:family="paragraph" style:parent-style-name="Text_20_body">
      <style:text-properties fo:color="#ff0000" fo:font-weight="bold" style:font-weight-asian="bold" style:font-weight-complex="bold"/>
    </style:style>
    <style:style style:name="P55" style:family="paragraph" style:parent-style-name="Text_20_body">
      <style:text-properties fo:color="#0000ff" fo:font-weight="bold" style:font-weight-asian="bold" style:font-weight-complex="bold"/>
    </style:style>
    <style:style style:name="P56" style:family="paragraph" style:parent-style-name="Text_20_body">
      <style:paragraph-properties fo:margin-left="0.3083in" fo:margin-right="0in" fo:text-indent="0in" style:auto-text-indent="false"/>
    </style:style>
    <style:style style:name="P57" style:family="paragraph" style:parent-style-name="Text_20_body">
      <style:paragraph-properties fo:margin-left="0.3in" fo:margin-right="0in" fo:text-indent="0in" style:auto-text-indent="false"/>
    </style:style>
    <style:style style:name="P58" style:family="paragraph" style:parent-style-name="Text_20_body">
      <style:paragraph-properties fo:margin-left="0.3in" fo:margin-right="0in" fo:text-indent="0in" style:auto-text-indent="false"/>
      <style:text-properties fo:font-weight="bold" style:font-weight-asian="bold" style:font-weight-complex="bold"/>
    </style:style>
    <style:style style:name="P59" style:family="paragraph" style:parent-style-name="Text_20_body">
      <style:paragraph-properties fo:margin-left="0.3in" fo:margin-right="0in" fo:text-indent="0in" style:auto-text-indent="false"/>
      <style:text-properties fo:color="#0000ff"/>
    </style:style>
    <style:style style:name="P60"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1" style:family="paragraph" style:parent-style-name="Text_20_body">
      <style:paragraph-properties fo:margin-left="0.2835in" fo:margin-right="0in" fo:text-indent="0in" style:auto-text-indent="false"/>
      <style:text-properties fo:color="#0000ff"/>
    </style:style>
    <style:style style:name="P62" style:family="paragraph" style:parent-style-name="Text_20_body">
      <style:paragraph-properties fo:margin-left="0.7917in" fo:margin-right="0in" fo:text-indent="-0.4917in" style:auto-text-indent="false">
        <style:tab-stops/>
      </style:paragraph-properties>
    </style:style>
    <style:style style:name="P63" style:family="paragraph" style:parent-style-name="Text_20_body">
      <style:paragraph-properties fo:margin-left="0.8083in" fo:margin-right="0in" fo:text-indent="-0.5in" style:auto-text-indent="false">
        <style:tab-stops/>
      </style:paragraph-properties>
    </style:style>
    <style:style style:name="P64" style:family="paragraph" style:parent-style-name="Text_20_body">
      <style:paragraph-properties fo:margin-left="0.7665in" fo:margin-right="0in" fo:text-indent="-0.4583in" style:auto-text-indent="false">
        <style:tab-stops/>
      </style:paragraph-properties>
    </style:style>
    <style:style style:name="P65" style:family="paragraph" style:parent-style-name="Text_20_body">
      <style:paragraph-properties fo:margin-left="0.0102in" fo:margin-right="0in" fo:text-indent="0in" style:auto-text-indent="false">
        <style:tab-stops/>
      </style:paragraph-properties>
    </style:style>
    <style:style style:name="P66" style:family="paragraph" style:parent-style-name="Text_20_body">
      <style:paragraph-properties fo:margin-left="0.2661in" fo:margin-right="0in" fo:text-indent="0in" style:auto-text-indent="false"/>
    </style:style>
    <style:style style:name="P67" style:family="paragraph" style:parent-style-name="Preformatted_20_Text">
      <style:paragraph-properties fo:margin-left="0.7547in" fo:margin-right="0in" fo:text-indent="0in" style:auto-text-indent="false"/>
      <style:text-properties fo:color="#0000ff"/>
    </style:style>
    <style:style style:name="P68" style:family="paragraph" style:parent-style-name="Text_20_body">
      <style:paragraph-properties fo:margin-left="0.6083in" fo:margin-right="0in" fo:text-indent="-0.3752in" style:auto-text-indent="false">
        <style:tab-stops/>
      </style:paragraph-properties>
    </style:style>
    <style:style style:name="P69" style:family="paragraph" style:parent-style-name="Text_20_body">
      <style:paragraph-properties fo:margin-left="0.298in" fo:margin-right="0in" fo:text-indent="0in" style:auto-text-indent="false"/>
      <style:text-properties fo:color="#000000"/>
    </style:style>
    <style:style style:name="P70" style:family="paragraph" style:parent-style-name="Text_20_body">
      <style:paragraph-properties fo:margin-left="-0.0102in" fo:margin-right="0in" fo:text-indent="0in" style:auto-text-indent="false"/>
    </style:style>
    <style:style style:name="P71" style:family="paragraph" style:parent-style-name="Text_20_body" style:list-style-name="List_20_1"/>
    <style:style style:name="P72" style:family="paragraph" style:parent-style-name="Heading_20_3">
      <style:text-properties fo:color="#000000"/>
    </style:style>
    <style:style style:name="P73" style:family="paragraph" style:parent-style-name="Heading_20_2">
      <style:text-properties fo:font-style="normal" fo:font-weight="bold" style:font-style-asian="normal" style:font-weight-asian="bold" style:font-style-complex="normal" style:font-weight-complex="bold"/>
    </style:style>
    <style:style style:name="P74" style:family="paragraph" style:parent-style-name="Heading_20_1">
      <style:paragraph-properties fo:break-before="page"/>
    </style:style>
    <style:style style:name="P75" style:family="paragraph" style:parent-style-name="Heading_20_1">
      <style:paragraph-properties fo:margin-left="0in" fo:margin-right="0in" fo:text-indent="0in" style:auto-text-indent="false"/>
    </style:style>
    <style:style style:name="P76" style:family="paragraph" style:parent-style-name="Heading_20_4">
      <style:text-properties fo:color="#000000"/>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Preformatted_20_Text">
      <style:text-properties fo:color="#0000cc" fo:background-color="#e7e7ff"/>
    </style:style>
    <style:style style:name="P82" style:family="paragraph" style:parent-style-name="Preformatted_20_Text">
      <style:text-properties fo:color="#cc0000"/>
    </style:style>
    <style:style style:name="P83" style:family="paragraph" style:parent-style-name="Preformatted_20_Text">
      <style:paragraph-properties fo:margin-top="0in" fo:margin-bottom="0.1965in"/>
      <style:text-properties fo:color="#0000ff" fo:background-color="#e7e7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8</text:p>
          <text:p text:style-name="P77">1.1 Dedication<text:tab/>8</text:p>
          <text:p text:style-name="P77">1.2 Acknowledgments<text:tab/>8</text:p>
          <text:p text:style-name="P77">1.3 Support Email List<text:tab/>8</text:p>
          <text:p text:style-name="P77">1.4 Recommended Weekly Sequence When Teaching A Class With This Book<text:tab/>8</text:p>
          <text:p text:style-name="P78">2 Introduction<text:tab/>9</text:p>
          <text:p text:style-name="P77">2.1 What Is A Mathematics Computing Environment?<text:tab/>9</text:p>
          <text:p text:style-name="P77">2.2 What Is MathRider?<text:tab/>10</text:p>
          <text:p text:style-name="P77">2.3 What Inspired The Creation Of Mathrider?<text:tab/>11</text:p>
          <text:p text:style-name="P78">3 Downloading And Installing MathRider<text:tab/>13</text:p>
          <text:p text:style-name="P77">3.1 Installing Sun's Java Implementation<text:tab/>13</text:p>
          <text:p text:style-name="P79">3.1.1 Installing Java On A Windows PC<text:tab/>13</text:p>
          <text:p text:style-name="P79">3.1.2 Installing Java On A Macintosh<text:tab/>13</text:p>
          <text:p text:style-name="P79">3.1.3 Installing Java On A Linux PC<text:tab/>13</text:p>
          <text:p text:style-name="P77">3.2 Downloading And Extracting<text:tab/>13</text:p>
          <text:p text:style-name="P79">3.2.1 Extracting The Archive File For Windows Users<text:tab/>14</text:p>
          <text:p text:style-name="P79">3.2.2 Extracting The Archive File For Unix Users<text:tab/>14</text:p>
          <text:p text:style-name="P77">3.3 MathRider's Directory Structure &amp; Execution Instructions<text:tab/>15</text:p>
          <text:p text:style-name="P79">3.3.1 Executing MathRider On Windows Systems<text:tab/>15</text:p>
          <text:p text:style-name="P79">3.3.2 Executing MathRider On Unix Systems<text:tab/>16</text:p>
          <text:p text:style-name="P80">3.3.2.1 MacOS X<text:tab/>16</text:p>
          <text:p text:style-name="P78">4 The Graphical User Interface<text:tab/>17</text:p>
          <text:p text:style-name="P77">4.1 Buffers And Text Areas<text:tab/>17</text:p>
          <text:p text:style-name="P77">4.2 The Gutter<text:tab/>17</text:p>
          <text:p text:style-name="P77">4.3 Menus<text:tab/>17</text:p>
          <text:p text:style-name="P79">4.3.1 File<text:tab/>18</text:p>
          <text:p text:style-name="P79">4.3.2 Edit<text:tab/>18</text:p>
          <text:p text:style-name="P79">4.3.3 Search<text:tab/>18</text:p>
          <text:p text:style-name="P79">4.3.4 Markers, Folding, and View<text:tab/>19</text:p>
          <text:p text:style-name="P79">4.3.5 Utilities<text:tab/>19</text:p>
          <text:p text:style-name="P79">4.3.6 Macros<text:tab/>19</text:p>
          <text:p text:style-name="P79">4.3.7 Plugins<text:tab/>19</text:p>
          <text:p text:style-name="P79">4.3.8 Help<text:tab/>19</text:p>
          <text:p text:style-name="P77">4.4 The Toolbar<text:tab/>19</text:p>
          <text:p text:style-name="P79">4.4.1 Undo And Redo<text:tab/>20</text:p>
          <text:p text:style-name="P78">5 MathPiper: A Computer Algebra System For Beginners<text:tab/>21</text:p>
          <text:p text:style-name="P77">5.1 Numeric Vs. Symbolic Computations<text:tab/>21</text:p>
          <text:p text:style-name="P77"><text:soft-page-break/>5.2 Using The MathPiper Console As A Numeric (Scientific) Calculator<text:tab/>22</text:p>
          <text:p text:style-name="P79">5.2.1 Functions<text:tab/>23</text:p>
          <text:p text:style-name="P80">5.2.1.1 The Sqrt() Square Root Function<text:tab/>23</text:p>
          <text:p text:style-name="P80">5.2.1.2 The IsEven() Function<text:tab/>24</text:p>
          <text:p text:style-name="P79">5.2.2 Accessing Previous Input And Results<text:tab/>25</text:p>
          <text:p text:style-name="P77">5.3 Saving And Restoring A Console Session<text:tab/>25</text:p>
          <text:p text:style-name="P79">5.3.1 Syntax Errors<text:tab/>25</text:p>
          <text:p text:style-name="P77">5.4 Using The MathPiper Console As A Symbolic Calculator<text:tab/>26</text:p>
          <text:p text:style-name="P79">5.4.1 Variables<text:tab/>26</text:p>
          <text:p text:style-name="P80">5.4.1.1 Calculating With Unbound Variables<text:tab/>27</text:p>
          <text:p text:style-name="P80">5.4.1.2 Variable And Function Names Are Case Sensitive<text:tab/>29</text:p>
          <text:p text:style-name="P80">5.4.1.3 Using More Than One Variable<text:tab/>29</text:p>
          <text:p text:style-name="P77">5.5 Exercises<text:tab/>30</text:p>
          <text:p text:style-name="P79">5.5.1 Exercise 1<text:tab/>30</text:p>
          <text:p text:style-name="P79">5.5.2 Exercise 2<text:tab/>30</text:p>
          <text:p text:style-name="P79">5.5.3 Exercise 3<text:tab/>30</text:p>
          <text:p text:style-name="P78">6 The MathPiper Documentation Plugin<text:tab/>32</text:p>
          <text:p text:style-name="P77">6.1 Function List<text:tab/>32</text:p>
          <text:p text:style-name="P77">6.2 Mini Web Browser Interface<text:tab/>32</text:p>
          <text:p text:style-name="P77">6.3 Exercises<text:tab/>33</text:p>
          <text:p text:style-name="P79">6.3.1 Exercise 1<text:tab/>33</text:p>
          <text:p text:style-name="P79">6.3.2 Exercise 2<text:tab/>33</text:p>
          <text:p text:style-name="P78">7 Using MathRider As A Programmer's Text Editor<text:tab/>34</text:p>
          <text:p text:style-name="P77">7.1 Creating, Opening, Saving, And Closing Text Files<text:tab/>34</text:p>
          <text:p text:style-name="P77">7.2 Editing Files<text:tab/>34</text:p>
          <text:p text:style-name="P77">7.3 File Modes<text:tab/>34</text:p>
          <text:p text:style-name="P77">7.4 Learning How To Type Properly Is An Excellent Investment Of Your Time<text:tab/>35</text:p>
          <text:p text:style-name="P77">7.5 Exercises<text:tab/>35</text:p>
          <text:p text:style-name="P79">7.5.1 Exercise 1<text:tab/>35</text:p>
          <text:p text:style-name="P78">8 MathRider Worksheet Files<text:tab/>36</text:p>
          <text:p text:style-name="P77">8.1 Code Folds<text:tab/>36</text:p>
          <text:p text:style-name="P79">8.1.1 The Description Attribute<text:tab/>37</text:p>
          <text:p text:style-name="P77">8.2 Automatically Inserting Folds &amp; Removing Unpreserved Folds<text:tab/>37</text:p>
          <text:p text:style-name="P77">8.3 Exercises<text:tab/>38</text:p>
          <text:p text:style-name="P79">8.3.1 Exercise 1<text:tab/>38</text:p>
          <text:p text:style-name="P79">8.3.2 Exercise 2<text:tab/>38</text:p>
          <text:p text:style-name="P79">8.3.3 Exercise 3<text:tab/>38</text:p>
          <text:p text:style-name="P79">8.3.4 Exercise 4<text:tab/>38</text:p>
          <text:p text:style-name="P78">9 MathPiper Programming Fundamentals<text:tab/>39</text:p>
          <text:p text:style-name="P77">9.1 Values and Expressions<text:tab/>39</text:p>
          <text:p text:style-name="P77">9.2 Operators<text:tab/>39</text:p>
          <text:p text:style-name="P77"><text:soft-page-break/>9.3 Operator Precedence<text:tab/>40</text:p>
          <text:p text:style-name="P77">9.4 Changing The Order Of Operations In An Expression<text:tab/>41</text:p>
          <text:p text:style-name="P77">9.5 Functions &amp; Function Names<text:tab/>42</text:p>
          <text:p text:style-name="P77">9.6 Functions That Produce Side Effects<text:tab/>43</text:p>
          <text:p text:style-name="P79">9.6.1 Printing Related Functions: Echo(), Write(), And Newline()<text:tab/>43</text:p>
          <text:p text:style-name="P80">9.6.1.1 Echo()<text:tab/>43</text:p>
          <text:p text:style-name="P80">9.6.1.2 Echo Statements Are Useful For "Debugging" Programs<text:tab/>45</text:p>
          <text:p text:style-name="P80">9.6.1.3 Write()<text:tab/>46</text:p>
          <text:p text:style-name="P80">9.6.1.4 NewLine()<text:tab/>46</text:p>
          <text:p text:style-name="P77">9.7 Expressions Are Separated By Semicolons<text:tab/>47</text:p>
          <text:p text:style-name="P79">9.7.1 Placing More Than One Expression On A Line In A Fold<text:tab/>47</text:p>
          <text:p text:style-name="P79">9.7.2 Placing More Than One Expression On A Line In The Console Using A Code Block<text:tab/>48</text:p>
          <text:p text:style-name="P80">9.7.2.1 Automatic Bracket, Parentheses, And Brace Match Indicating<text:tab/>50</text:p>
          <text:p text:style-name="P77">9.8 Strings<text:tab/>50</text:p>
          <text:p text:style-name="P79">9.8.1 The MathPiper Console and MathPiper Folds Can Access The Same Variables<text:tab/>51</text:p>
          <text:p text:style-name="P79">9.8.2 Using Strings To Make Echo's Output Easier To Read<text:tab/>51</text:p>
          <text:p text:style-name="P80">9.8.2.1 Combining Strings <text:s/>With The : Operator<text:tab/>52</text:p>
          <text:p text:style-name="P80">9.8.2.2 WriteString()<text:tab/>52</text:p>
          <text:p text:style-name="P80">9.8.2.3 Nl()<text:tab/>52</text:p>
          <text:p text:style-name="P80">9.8.2.4 Space()<text:tab/>52</text:p>
          <text:p text:style-name="P79">9.8.3 Accessing The Individual Letters In A String<text:tab/>53</text:p>
          <text:p text:style-name="P77">9.9 Comments<text:tab/>53</text:p>
          <text:p text:style-name="P77">9.10 Exercises<text:tab/>54</text:p>
          <text:p text:style-name="P79">9.10.1 Exercise 1<text:tab/>55</text:p>
          <text:p text:style-name="P79">9.10.2 Exercise 2<text:tab/>55</text:p>
          <text:p text:style-name="P79">9.10.3 Exercise 3<text:tab/>55</text:p>
          <text:p text:style-name="P79">9.10.4 Exercise 4<text:tab/>55</text:p>
          <text:p text:style-name="P79">9.10.5 Exercise 5<text:tab/>56</text:p>
          <text:p text:style-name="P79">9.10.6 Exercise 6<text:tab/>56</text:p>
          <text:p text:style-name="P78">10 Rectangular Selection Mode And Text Area Splitting<text:tab/>58</text:p>
          <text:p text:style-name="P77">10.1 Rectangular Selection Mode<text:tab/>58</text:p>
          <text:p text:style-name="P77">10.2 Text area splitting<text:tab/>58</text:p>
          <text:p text:style-name="P78">11 Working With Random Integers<text:tab/>59</text:p>
          <text:p text:style-name="P77">11.1 Obtaining Nonnegative Random Integers With The RandomInteger() Function<text:tab/>59</text:p>
          <text:p text:style-name="P77">11.2 Simulating The Rolling Of Dice<text:tab/>61</text:p>
          <text:p text:style-name="P78">12 Making Decisions<text:tab/>62</text:p>
          <text:p text:style-name="P77">12.1 Conditional Operators<text:tab/>62</text:p>
          <text:p text:style-name="P77">12.2 Predicate Expressions<text:tab/>65</text:p>
          <text:p text:style-name="P77"><text:soft-page-break/>12.3 Exercises<text:tab/>65</text:p>
          <text:p text:style-name="P79">12.3.1 Exercise 1<text:tab/>65</text:p>
          <text:p text:style-name="P79">12.3.2 Exercise 2<text:tab/>66</text:p>
          <text:p text:style-name="P77">12.4 Making Decisions With The If() Function &amp; Predicate Expressions<text:tab/>66</text:p>
          <text:p text:style-name="P79">12.4.1 If() Functions Which Include An "Else" Parameter<text:tab/>67</text:p>
          <text:p text:style-name="P77">12.5 Exercises<text:tab/>68</text:p>
          <text:p text:style-name="P79">12.5.1 Exercise 1<text:tab/>68</text:p>
          <text:p text:style-name="P77">12.6 The And(), Or(), &amp; Not() Boolean Functions &amp; Infix Notation<text:tab/>68</text:p>
          <text:p text:style-name="P79">12.6.1 And()<text:tab/>68</text:p>
          <text:p text:style-name="P79">12.6.2 Or()<text:tab/>70</text:p>
          <text:p text:style-name="P79">12.6.3 Not() &amp; Prefix Notation<text:tab/>71</text:p>
          <text:p text:style-name="P77">12.7 Exercises<text:tab/>72</text:p>
          <text:p text:style-name="P79">12.7.1 Exercise 1<text:tab/>72</text:p>
          <text:p text:style-name="P79">12.7.2 Exercise 2<text:tab/>73</text:p>
          <text:p text:style-name="P78">13 The While() Looping Function &amp; Bodied Notation<text:tab/>74</text:p>
          <text:p text:style-name="P77">13.1 Printing The Integers From 1 to 10<text:tab/>74</text:p>
          <text:p text:style-name="P77">13.2 Printing The Integers From 1 to 100<text:tab/>76</text:p>
          <text:p text:style-name="P77">13.3 Printing The Odd Integers From 1 To 99<text:tab/>76</text:p>
          <text:p text:style-name="P77">13.4 Printing The Integers From 1 To 100 In Reverse Order<text:tab/>77</text:p>
          <text:p text:style-name="P77">13.5 Expressions Inside Of Code Blocks Are Indented<text:tab/>78</text:p>
          <text:p text:style-name="P77">13.6 Long-Running Loops, Infinite Loops, &amp; Interrupting Execution<text:tab/>78</text:p>
          <text:p text:style-name="P77">13.7 A Program That Simulates Rolling Two Dice 50 Times<text:tab/>79</text:p>
          <text:p text:style-name="P77">13.8 Exercises<text:tab/>81</text:p>
          <text:p text:style-name="P79">13.8.1 Exercise 1<text:tab/>81</text:p>
          <text:p text:style-name="P79">13.8.2 Exercise 2<text:tab/>81</text:p>
          <text:p text:style-name="P79">13.8.3 Exercise 3<text:tab/>82</text:p>
          <text:p text:style-name="P78">14 Predicate Functions<text:tab/>83</text:p>
          <text:p text:style-name="P77">14.1 Finding Prime Numbers With A Loop<text:tab/>84</text:p>
          <text:p text:style-name="P77">14.2 Finding The Length Of A String With The Length() Function<text:tab/>86</text:p>
          <text:p text:style-name="P77">14.3 <text:s/>Converting Numbers To Strings With The String() Function<text:tab/>87</text:p>
          <text:p text:style-name="P77">14.4 Finding Prime Numbers Which End With 7 (And Multi-line Function Calls)<text:tab/>87</text:p>
          <text:p text:style-name="P77">14.5 Exercises<text:tab/>89</text:p>
          <text:p text:style-name="P79">14.5.1 Exercise 1<text:tab/>89</text:p>
          <text:p text:style-name="P79">14.5.2 Exercise 2<text:tab/>89</text:p>
          <text:p text:style-name="P78">15 Lists: Values That Hold Sequences Of Expressions<text:tab/>90</text:p>
          <text:p text:style-name="P77">15.1 Append() &amp; Nondestructive List Operations<text:tab/>91</text:p>
          <text:p text:style-name="P77">15.2 Using While Loops With Lists <text:tab/>92</text:p>
          <text:p text:style-name="P79">15.2.1 Using A While Loop And Append() To Place Values In A List<text:tab/>94</text:p>
          <text:p text:style-name="P77">15.3 Exercises<text:tab/>95</text:p>
          <text:p text:style-name="P79">15.3.1 Exercise 1<text:tab/>95</text:p>
          <text:p text:style-name="P79"><text:soft-page-break/>15.3.2 Exercise 2<text:tab/>95</text:p>
          <text:p text:style-name="P79">15.3.3 Exercise 3<text:tab/>95</text:p>
          <text:p text:style-name="P77">15.4 The ForEach() Looping Function<text:tab/>95</text:p>
          <text:p text:style-name="P77">15.5 Print All The Values In A List Using A ForEach() function<text:tab/>95</text:p>
          <text:p text:style-name="P77">15.6 Calculate The Sum Of The Numbers In A List Using ForEach()<text:tab/>96</text:p>
          <text:p text:style-name="P77">15.7 The .. Range Operator<text:tab/>97</text:p>
          <text:p text:style-name="P77">15.8 Using ForEach() With The Range Operator To Print The Prime Numbers Between 1 And 100<text:tab/>98</text:p>
          <text:p text:style-name="P79">15.8.1 Using ForEach() And The Range Operator To Place The Prime Numbers Between 1 And 50 Into A List<text:tab/>99</text:p>
          <text:p text:style-name="P79">15.8.2 Exercises<text:tab/>100</text:p>
          <text:p text:style-name="P79">15.8.3 Exercise 1<text:tab/>100</text:p>
          <text:p text:style-name="P79">15.8.4 Exercise 2<text:tab/>100</text:p>
          <text:p text:style-name="P79">15.8.5 Exercise 3<text:tab/>100</text:p>
          <text:p text:style-name="P79">15.8.6 Exercise 4<text:tab/>100</text:p>
          <text:p text:style-name="P78">16 Functions &amp; Operators Which Loop Internally<text:tab/>101</text:p>
          <text:p text:style-name="P77">16.1 Functions &amp; Operators Which Loop Internally To Process Lists<text:tab/>101</text:p>
          <text:p text:style-name="P79">16.1.1 TableForm()<text:tab/>101</text:p>
          <text:p text:style-name="P79">16.1.2 Contains()<text:tab/>101</text:p>
          <text:p text:style-name="P79">16.1.3 Find()<text:tab/>102</text:p>
          <text:p text:style-name="P79">16.1.4 Count()<text:tab/>102</text:p>
          <text:p text:style-name="P79">16.1.5 Select()<text:tab/>103</text:p>
          <text:p text:style-name="P79">16.1.6 The Nth() Function &amp; The [] Operator<text:tab/>103</text:p>
          <text:p text:style-name="P79">16.1.7 The : Prepend Operator<text:tab/>104</text:p>
          <text:p text:style-name="P79">16.1.8 Concat()<text:tab/>104</text:p>
          <text:p text:style-name="P79">16.1.9 Insert(), Delete(), &amp; Replace()<text:tab/>104</text:p>
          <text:p text:style-name="P79">16.1.10 Take() <text:tab/>105</text:p>
          <text:p text:style-name="P79">16.1.11 Drop()<text:tab/>106</text:p>
          <text:p text:style-name="P79">16.1.12 FillList()<text:tab/>106</text:p>
          <text:p text:style-name="P79">16.1.13 RemoveDuplicates()<text:tab/>107</text:p>
          <text:p text:style-name="P79">16.1.14 Reverse()<text:tab/>107</text:p>
          <text:p text:style-name="P79">16.1.15 Partition()<text:tab/>107</text:p>
          <text:p text:style-name="P79">16.1.16 Table() <text:tab/>108</text:p>
          <text:p text:style-name="P79">16.1.17 HeapSort()<text:tab/>109</text:p>
          <text:p text:style-name="P77">16.2 Functions That Work With Integers<text:tab/>109</text:p>
          <text:p text:style-name="P79">16.2.1 RandomIntegerVector()<text:tab/>109</text:p>
          <text:p text:style-name="P79">16.2.2 Max() &amp; Min()<text:tab/>110</text:p>
          <text:p text:style-name="P79">16.2.3 Div() &amp; Mod()<text:tab/>110</text:p>
          <text:p text:style-name="P79">16.2.4 Gcd()<text:tab/>111</text:p>
          <text:p text:style-name="P79">16.2.5 Lcm()<text:tab/>111</text:p>
          <text:p text:style-name="P79">16.2.6 Sum()<text:tab/>112</text:p>
          <text:p text:style-name="P79">16.2.7 Product()<text:tab/>112</text:p>
          <text:p text:style-name="P77"><text:soft-page-break/>16.3 Exercises<text:tab/>112</text:p>
          <text:p text:style-name="P79">16.3.1 Exercise 1<text:tab/>112</text:p>
          <text:p text:style-name="P79">16.3.2 Exercise 2<text:tab/>113</text:p>
          <text:p text:style-name="P79">16.3.3 Exercise 3<text:tab/>113</text:p>
          <text:p text:style-name="P79">16.3.4 Exercise 4<text:tab/>113</text:p>
          <text:p text:style-name="P79">16.3.5 Exercise 5<text:tab/>113</text:p>
          <text:p text:style-name="P78">17 Nested Loops<text:tab/>114</text:p>
          <text:p text:style-name="P77">17.1 Generate All The Combinations That Can Be Entered Into A Two Digit Wheel Lock Using Two Nested Loops<text:tab/>114</text:p>
          <text:p text:style-name="P77">17.2 Exercises<text:tab/>115</text:p>
          <text:p text:style-name="P79">17.2.1 Exercise 1<text:tab/>115</text:p>
          <text:p text:style-name="P78">18 User Defined Functions<text:tab/>117</text:p>
          <text:p text:style-name="P77">18.1 Global Variables, Local Variables, &amp; Local()<text:tab/>119</text:p>
          <text:p text:style-name="P77">18.2 Exercises<text:tab/>121</text:p>
          <text:p text:style-name="P79">18.2.1 Exercise 1<text:tab/>121</text:p>
          <text:p text:style-name="P79">18.2.2 Exercise 2<text:tab/>121</text:p>
          <text:p text:style-name="P78">19 Miscellaneous topics<text:tab/>122</text:p>
          <text:p text:style-name="P77">19.1 Incrementing And Decrementing Variables With The ++ And -- Operators<text:tab/>122</text:p>
          <text:p text:style-name="P79">19.1.1 Incrementing Variables With The ++ Operator<text:tab/>122</text:p>
          <text:p text:style-name="P79">19.1.2 Decrementing Variables With The -- Operator<text:tab/>123</text:p>
        </text:index-body>
      </text:table-of-content>
      <text:p text:style-name="Standard"><text:bookmark-end text:name="DDE_LINK22"/></text:p>
      <text:h text:style-name="P7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6">Susan Addington</text:p>
      <text:p text:style-name="P56">Matthew Moelter </text:p>
      <text:p text:style-name="P56">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992261890" text:style-name="List_20_1">
        <text:list-item>
          <text:p text:style-name="P71">Week 1: Sections 1 - 6.</text:p>
        </text:list-item>
        <text:list-item>
          <text:p text:style-name="P71">Week 2: Sections 7 - 9.</text:p>
        </text:list-item>
        <text:list-item>
          <text:p text:style-name="P71">Week 3: Sections 10 - 13.</text:p>
        </text:list-item>
        <text:list-item>
          <text:p text:style-name="P71">Week 4: Sections 14 - 15.</text:p>
        </text:list-item>
        <text:list-item>
          <text:p text:style-name="P71">Week 5: Sections 16 - 19.</text:p>
        </text:list-item>
      </text:list>
      <text:h text:style-name="P7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0"><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0">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6"><text:a xlink:type="simple" xlink:href="http://developer.apple.com/java">http://developer.apple.com/java.</text:a></text:p>
      <text:h text:style-name="Heading_20_3" text:outline-level="3">Installing Java On A Linux PC</text:h>
      <text:p text:style-name="P70">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4">(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7"><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6">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7">cd <text:s text:c="2"/>/Applications/mathrider</text:p>
      <text:p text:style-name="Text_20_body">Run mathrider by typing:</text:p>
      <text:p text:style-name="P57">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5">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6"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69">2.828427125</text:p>
      <text:p text:style-name="P69">2.82842712474619</text:p>
      <text:p text:style-name="P69">2.82842712474619009760337744842</text:p>
      <text:p text:style-name="P69">2.8284271247461900976033774484193961571393437507539</text:p>
      <text:p text:style-name="P52">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6"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2"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2"><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2"/>
      <text:p text:style-name="P52">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oft-page-break/><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4"/>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2">%/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4">.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2">%/mathpiper</text:p>
      <text:p text:style-name="P53"><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7"><text:span text:style-name="T18">3</text:span> </text:p>
      <text:p text:style-name="Text_20_body">represents the number three, the value:</text:p>
      <text:p text:style-name="P58"><text:span text:style-name="T19">0.5</text:span> </text:p>
      <text:p text:style-name="Text_20_body">represents the number one half, and the value: </text:p>
      <text:p text:style-name="P61">"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9">3</text:p>
      <text:p text:style-name="P59">2 + 3</text:p>
      <text:p text:style-name="P59"><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57">^<text:tab/>Exponents are evaluated right to left.</text:p>
      <text:p text:style-name="P63">*,%,/<text:tab/>Then multiplication, remainder, and division operations are evaluated left to right.</text:p>
      <text:p text:style-name="P57">+, −<text:tab/>Finally, addition and subtraction are evaluated left to right.</text:p>
      <text:p text:style-name="P57"/>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0"><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4">()<text:tab/>Parentheses are evaluated from the inside out.</text:p>
      <text:p text:style-name="P64">^<text:tab/>Then exponents are evaluated right to left.</text:p>
      <text:p text:style-name="P64">*,%,/ Then multiplication, remainder, and division operations are evaluated left to right.</text:p>
      <text:p text:style-name="P64">+, − Finally, addition and subtraction are evaluated left to right.</text:p>
      <text:p text:style-name="P52"/>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4">.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4">.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4">. <text:s text:c="2"/>%/output</text:p>
      <text:p text:style-name="P46">Write() and Echo() have other differences besides the one discussed here and more information about them can be found in the documentation for these functions.</text:p>
      <text:h text:style-name="Heading_20_4" text:outline-level="4">NewLine()</text:h>
      <text:p text:style-name="P46">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3">.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3">.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3">.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0">. <text:s text:c="2"/><text:span text:style-name="T18">%/output</text:span></text:p>
      <text:p text:style-name="P52">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7">/*</text:p>
      <text:p text:style-name="P37"><text:s text:c="4"/>Copy this code into a .mrw file. <text:s/>Then, place the cursor </text:p>
      <text:p text:style-name="P37"><text:s text:c="4"/>to the immediate right of any {, }, [, ], (, or ) character.</text:p>
      <text:p text:style-name="P37"><text:s text:c="4"/>You should notice that the match to this character is </text:p>
      <text:p text:style-name="P37"><text:s text:c="4"/>indicated by a rectangle being drawing around it.</text:p>
      <text:p text:style-name="P37">*/</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0">.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39"><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p text:style-name="P52"/>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text:soft-page-break/>%mathpiper</text:p>
      <text:p text:style-name="P37">//This is a comment.</text:p>
      <text:p text:style-name="P25"/>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39"><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7">/*</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7">*/</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3"><text:span text:style-name="T10">.</text:span> <text:s text:c="2"/>%/output</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text:soft-page-break/>each fold which indicates the exercise the fold contains the solution to. <text:s/>The folds you create should look similar to this one:</text:p>
      <text:p text:style-name="Text_20_body"/>
      <text:p text:style-name="P36">%mathpiper,title="Exercise 1"</text:p>
      <text:p text:style-name="P25"/>
      <text:p text:style-name="P38">//Sample fold.</text:p>
      <text:p text:style-name="P25"/>
      <text:p text:style-name="P42">%/mathpiper</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text:soft-page-break/></text:p>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text:soft-page-break/></text:p>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57">1) <text:s/>Type three or four lines of text into a text area.</text:p>
      <text:p text:style-name="P57">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0"><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9">(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9">(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1">Result&gt; 3</text:p>
      <text:p text:style-name="Preformatted_20_Text">In&gt; RandomInteger(5)</text:p>
      <text:p text:style-name="P21">Result&gt; 4</text:p>
      <text:p text:style-name="Preformatted_20_Text">In&gt; RandomInteger(5)</text:p>
      <text:p text:style-name="P21">Result&gt; 3</text:p>
      <text:p text:style-name="Preformatted_20_Text">In&gt; RandomInteger(5)</text:p>
      <text:p text:style-name="P21">Result&gt; 1</text:p>
      <text:p text:style-name="Preformatted_20_Text">In&gt; RandomInteger(5)</text:p>
      <text:p text:style-name="P21">Result&gt; 2</text:p>
      <text:p text:style-name="Preformatted_20_Text">In&gt; RandomInteger(5)</text:p>
      <text:p text:style-name="P21">Result&gt; 4</text:p>
      <text:p text:style-name="Preformatted_20_Text">In&gt; RandomInteger(5)</text:p>
      <text:p text:style-name="P21">Result&gt; 1</text:p>
      <text:p text:style-name="Preformatted_20_Text">In&gt; RandomInteger(5)</text:p>
      <text:p text:style-name="P21">Result&gt; 1</text:p>
      <text:p text:style-name="Preformatted_20_Text">In&gt; RandomInteger(5)</text:p>
      <text:p text:style-name="P21">Result&gt; 0</text:p>
      <text:p text:style-name="Preformatted_20_Text">In&gt; RandomInteger(5)</text:p>
      <text:p text:style-name="P21">Result&gt; 1</text:p>
      <text:p text:style-name="P21"/>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1">Result&gt; 4</text:p>
      <text:p text:style-name="Preformatted_20_Text">In&gt; RandomInteger(5) + 1</text:p>
      <text:p text:style-name="P21">Result&gt; 5</text:p>
      <text:p text:style-name="Preformatted_20_Text">In&gt; RandomInteger(5) + 1</text:p>
      <text:p text:style-name="P21">Result&gt; 4</text:p>
      <text:p text:style-name="Preformatted_20_Text">In&gt; RandomInteger(5) + 1</text:p>
      <text:p text:style-name="P21">Result&gt; 2</text:p>
      <text:p text:style-name="Preformatted_20_Text">In&gt; RandomInteger(5) + 1</text:p>
      <text:p text:style-name="P21">Result&gt; 3</text:p>
      <text:p text:style-name="Preformatted_20_Text">In&gt; RandomInteger(5) + 1</text:p>
      <text:p text:style-name="P21">Result&gt; 5</text:p>
      <text:p text:style-name="Preformatted_20_Text">In&gt; RandomInteger(5) + 1</text:p>
      <text:p text:style-name="P21">Result&gt; 2</text:p>
      <text:p text:style-name="Preformatted_20_Text">In&gt; RandomInteger(5) + 1</text:p>
      <text:p text:style-name="P21">Result&gt; 2</text:p>
      <text:p text:style-name="Preformatted_20_Text">In&gt; RandomInteger(5) + 1</text:p>
      <text:p text:style-name="P21">Result&gt; 1</text:p>
      <text:p text:style-name="Preformatted_20_Text">In&gt; RandomInteger(5) + 1</text:p>
      <text:p text:style-name="P21">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1">Result&gt; 15</text:p>
      <text:p text:style-name="Preformatted_20_Text">In&gt; RandomInteger(100) + 1</text:p>
      <text:p text:style-name="P21">Result&gt; 14</text:p>
      <text:p text:style-name="Preformatted_20_Text">In&gt; RandomInteger(100) + 1</text:p>
      <text:p text:style-name="P21">Result&gt; 82</text:p>
      <text:p text:style-name="Preformatted_20_Text">In&gt; RandomInteger(100) + 1</text:p>
      <text:p text:style-name="P21">Result&gt; 93</text:p>
      <text:p text:style-name="Preformatted_20_Text">In&gt; RandomInteger(100) + 1</text:p>
      <text:p text:style-name="P21">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1">Result&gt; 87</text:p>
      <text:p text:style-name="Preformatted_20_Text">In&gt; RandomInteger(50) + 1 + 50</text:p>
      <text:p text:style-name="P21">Result&gt; 100</text:p>
      <text:p text:style-name="Preformatted_20_Text">In&gt; RandomInteger(50) + 1 + 50</text:p>
      <text:p text:style-name="P21">Result&gt; 76</text:p>
      <text:p text:style-name="Preformatted_20_Text">In&gt; RandomInteger(50) + 1 + 50</text:p>
      <text:p text:style-name="P21">Result&gt; 60</text:p>
      <text:p text:style-name="Preformatted_20_Text"><text:soft-page-break/>In&gt; RandomInteger(50) + 1 + 50</text:p>
      <text:p text:style-name="P21">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1">Result&gt; 5</text:p>
      <text:p text:style-name="Preformatted_20_Text">In&gt; RandomInteger(6) + 1</text:p>
      <text:p text:style-name="P21">Result&gt; 6</text:p>
      <text:p text:style-name="Preformatted_20_Text">In&gt; RandomInteger(6) + 1</text:p>
      <text:p text:style-name="P21">Result&gt; 3</text:p>
      <text:p text:style-name="Preformatted_20_Text">In&gt; RandomInteger(6) + 1</text:p>
      <text:p text:style-name="P21">Result&gt; 2</text:p>
      <text:p text:style-name="Preformatted_20_Text">In&gt; RandomInteger(6) + 1</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1">Result&gt; 6</text:p>
      <text:p text:style-name="Preformatted_20_Text">In&gt; [a := RandomInteger(6) + 1; b := RandomInteger(6) + 1; a + b;]</text:p>
      <text:p text:style-name="P21">Result&gt; 12</text:p>
      <text:p text:style-name="Preformatted_20_Text">In&gt; [a := RandomInteger(6) + 1; b := RandomInteger(6) + 1; a + b;]</text:p>
      <text:p text:style-name="P21">Result&gt; 6</text:p>
      <text:p text:style-name="Preformatted_20_Text">In&gt; [a := RandomInteger(6) + 1; b := RandomInteger(6) + 1; a + b;]</text:p>
      <text:p text:style-name="P21">Result&gt; 4</text:p>
      <text:p text:style-name="Preformatted_20_Text">In&gt; [a := RandomInteger(6) + 1; b := RandomInteger(6) + 1; a + b;]</text:p>
      <text:p text:style-name="P21">Result&gt; 3</text:p>
      <text:p text:style-name="Preformatted_20_Text">In&gt; [a := RandomInteger(6) + 1; b := RandomInteger(6) + 1;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8"><text:s text:c="2"/>x = y</text:p>
          </table:table-cell>
          <table:table-cell table:style-name="Table2.B2" office:value-type="string">
            <text:p text:style-name="P48">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8"><text:s text:c="2"/>x != y</text:p>
          </table:table-cell>
          <table:table-cell table:style-name="Table2.B2" office:value-type="string">
            <text:p text:style-name="P47">Returns <text:span text:style-name="T6">True</text:span> if the values are not equal and <text:span text:style-name="T6">False</text:span> if they are equal.</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8"><text:s text:c="2"/>x &lt;= y</text:p>
          </table:table-cell>
          <table:table-cell table:style-name="Table2.B4" office:value-type="string">
            <text:p text:style-name="P47">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8"><text:s text:c="2"/>x &gt;= y</text:p>
          </table:table-cell>
          <table:table-cell table:style-name="Table2.B4" office:value-type="string">
            <text:p text:style-name="P47">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7">//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0"><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0">. <text:s text:c="2"/><text:span text:style-name="T18">%/output</text:span></text:p>
      <text:p text:style-name="Standard"/>
      <text:p text:style-name="P36">%mathpiper</text:p>
      <text:p text:style-name="P25"/>
      <text:p text:style-name="P37">//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39"><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2">()<text:tab/>Parentheses are evaluated from the inside out.</text:p>
      <text:p text:style-name="P62">^<text:tab/>Then exponents are evaluated right to left.</text:p>
      <text:p text:style-name="P62">*,%,/ Then multiplication, remainder, and division operations are evaluated left to right.</text:p>
      <text:p text:style-name="P62">+, − Then addition and subtraction are evaluated left to right.</text:p>
      <text:p text:style-name="P62">=,!=,&lt;,&lt;=,&gt;,&gt;= <text:s/>Finally, conditional operators are evaluated.</text:p>
      <text:p text:style-name="P65"/>
      <text:h text:style-name="Heading_20_2" text:outline-level="2">Predicate Expressions</text:h>
      <text:p text:style-name="P65">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text:soft-page-break/>In&gt; N(1/2) = .5</text:p>
      <text:h text:style-name="Heading_20_3" text:outline-level="3">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9">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39"><text:bookmark-start text:name="DDE_LINK6"/><text:span text:style-name="T10">.</text:span><text:bookmark-end text:name="DDE_LINK6"/><text:span text:style-name="T10"> <text:s text:c="2"/></text:span><text:span text:style-name="T18">%/output</text:span></text:p>
      <text:p text:style-name="Text_20_body"><text:soft-page-break/>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End of program.</text:p>
      <text:p text:style-name="P39"><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oft-page-break/><text:s text:c="6"/><text:span text:style-name="T25">Side Effects:</text:span></text:p>
      <text:p text:style-name="P24"><text:s text:c="6"/>4 is NOT greater than 5.</text:p>
      <text:p text:style-name="P24"><text:s text:c="6"/>End of program.</text:p>
      <text:p text:style-name="P40">. <text:s text:c="2"/><text:span text:style-name="T18">%/output</text:span></text:p>
      <text:h text:style-name="Heading_20_2" text:outline-level="2">Exercises</text:h>
      <text:h text:style-name="Heading_20_3" text:outline-level="3">Exercise 1</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9">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text:soft-page-break/>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9">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0"><text:bookmark-start text:name="DDE_LINK7"/>.<text:bookmark-end text:name="DDE_LINK7"/> <text:s text:c="2"/>%/output</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9">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9">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text:soft-page-break/></text:p>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39"><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9">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9">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39"><text:span text:style-name="T10">. <text:s text:c="2"/></text:span><text:span text:style-name="T18">%/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49">];<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7">// This program prints the integers from 1 to 10.</text:p>
      <text:p text:style-name="P25"/>
      <text:p text:style-name="P25"/>
      <text:p text:style-name="P37">/*</text:p>
      <text:p text:style-name="P37"><text:s text:c="4"/>Initialize the variable count to 1</text:p>
      <text:p text:style-name="P37"><text:s text:c="4"/>outside of the While "loop".</text:p>
      <text:p text:style-name="P37">*/</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7">//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39"><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7">//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39"><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7">//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39"><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7">//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0"><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mathpiper</text:p>
      <text:p text:style-name="P37">/*</text:p>
      <text:p text:style-name="P37"><text:s text:c="2"/>This program simulates rolling two dice 50 times.</text:p>
      <text:p text:style-name="P37">*/</text:p>
      <text:p text:style-name="P34"/>
      <text:p text:style-name="P25"/>
      <text:p text:style-name="P37">/*</text:p>
      <text:p text:style-name="P37"><text:s text:c="2"/>These variables are used to record how many times</text:p>
      <text:p text:style-name="P37"><text:s text:c="2"/>a possible sum of two dice has been rolled. <text:s/>They are</text:p>
      <text:p text:style-name="P37"><text:s text:c="2"/>all initialized to 0 before the simulation begins.</text:p>
      <text:p text:style-name="P37">*/</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7">//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7">/*</text:p>
      <text:p text:style-name="P37"><text:s/>The simulation is performed inside of this while loop. <text:s/>The number of</text:p>
      <text:p text:style-name="P37"><text:s/>times the dice will be rolled can be changed by changing the number 50</text:p>
      <text:p text:style-name="P37"><text:soft-page-break/><text:s/>which is in the While function's predicate expression.</text:p>
      <text:p text:style-name="P37">*/</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 <text:span text:style-name="T5">+</text:span> <text:span text:style-name="T8">1</text:span>;</text:p>
      <text:p text:style-name="P24"><text:s text:c="4"/>die2 <text:span text:style-name="T5">:=</text:span> <text:span text:style-name="T23">RandomInteger</text:span><text:span text:style-name="T5">(</text:span><text:span text:style-name="T8">6</text:span><text:span text:style-name="T5">)</text:span> <text:span text:style-name="T5">+</text:span> <text:span text:style-name="T8">1</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7"><text:s text:c="5"/>Print the sum that was rolled. <text:s/>Note: if a large number of rolls </text:p>
      <text:p text:style-name="P37"><text:s text:c="5"/>is going to be performed (say &gt; 1000), it would be best to comment</text:p>
      <text:p text:style-name="P37"><text:s text:c="5"/>out this Write() function so that it does not put too much text</text:p>
      <text:p text:style-name="P37"><text:s text:c="5"/>into the output fold.</text:p>
      <text:p text:style-name="P37"><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7"><text:s text:c="5"/>These If() functions determine which sum was rolled and then add</text:p>
      <text:p text:style-name="P37"><text:s text:c="5"/>1 to the variable which is keeping track of the number of times</text:p>
      <text:p text:style-name="P37"><text:s text:c="5"/>that sum was rolled.</text:p>
      <text:p text:style-name="P37"><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7">//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3">. <text:s text:c="2"/>%/output</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54"/>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7">//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0">. <text:s text:c="2"/><text:span text:style-name="T18">%/output</text:span></text:p>
      <text:p text:style-name="P52">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7">//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3"><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7">/*</text:p>
      <text:p text:style-name="P37"><text:s text:c="4"/>Print the prime numbers between 1 and 50 (inclusive).</text:p>
      <text:p text:style-name="P37"><text:s text:c="4"/>This is a shorter version which places the IsPrime() function</text:p>
      <text:p text:style-name="P37"><text:s text:c="4"/>inside of the If() function instead of using a variable.</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0">.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6">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6">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6">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7">/*</text:p>
      <text:p text:style-name="P37"><text:s text:c="4"/>Find all the prime numbers between 1 and 500 which have a 7</text:p>
      <text:p text:style-name="P37"><text:s text:c="4"/>as their rightmost digit.</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1">.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9">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7">//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5"><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7">//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0"><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7">//Place the prime numbers between 1 and 50 (inclusive) into a list.</text:p>
      <text:p text:style-name="P25"/>
      <text:p text:style-name="P37">//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7"><text:s text:c="8"/>If x is prime, append it to the end of the list and then assign</text:p>
      <text:p text:style-name="P37"><text:s text:c="8"/>the new list that is created to the variable 'primes'.</text:p>
      <text:p text:style-name="P37"><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9">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text:soft-page-break/>%mathpiper</text:p>
      <text:p text:style-name="P25"/>
      <text:p text:style-name="P37">//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 text:c="6"/>55 </text:p>
      <text:p text:style-name="P24"><text:s text:c="6"/>56 </text:p>
      <text:p text:style-name="P24"><text:s text:c="6"/>57 </text:p>
      <text:p text:style-name="P24"><text:s text:c="6"/>58 </text:p>
      <text:p text:style-name="P24"><text:s text:c="6"/>59</text:p>
      <text:p text:style-name="P39"><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7">/*</text:p>
      <text:p text:style-name="P37"><text:s text:c="2"/>This program calculates the sum of the numbers</text:p>
      <text:p text:style-name="P37"><text:s text:c="2"/>in a list.</text:p>
      <text:p text:style-name="P37">*/</text:p>
      <text:p text:style-name="P25"/>
      <text:p text:style-name="P37">//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7"><text:s text:c="6"/>Add the contents of x to the contents of sum</text:p>
      <text:p text:style-name="P37"><text:soft-page-break/><text:s text:c="6"/>and place the result back into sum.</text:p>
      <text:p text:style-name="P37"><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 text:c="6"/>The sum of the numbers in the list = 55</text:p>
      <text:p text:style-name="P40">.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9">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text:soft-page-break/>Result&gt; {1,2,3,4,5,6,7,8,9,10,11,12,13,14,15,16,17,18,19,20,</text:p>
      <text:p text:style-name="P67">21,22,23,24,25,26,27,28,29,30,31,32,33,34,35,36,37,</text:p>
      <text:p text:style-name="P67">38,39,40,41,42,43,44,45,46,47,48,49,50,51,52,53,54,</text:p>
      <text:p text:style-name="P67">55,56,57,58,59,60,61,62,63,64,65,66,67,68,69,70,71,</text:p>
      <text:p text:style-name="P67">72,73,74,75,76,77,78,79,80,81,82,83,84,85,86,87,88,</text:p>
      <text:p text:style-name="P67">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7">/*</text:p>
      <text:p text:style-name="P37"><text:s text:c="2"/>This program prints the prime integers between 1 and 100 using</text:p>
      <text:p text:style-name="P37"><text:s text:c="2"/>a ForEach() function instead of a While() function. <text:s/>Notice that</text:p>
      <text:p text:style-name="P37"><text:s text:c="2"/>the ForEach() version requires less typing than the While()</text:p>
      <text:p text:style-name="P37"><text:s text:c="2"/>version.</text:p>
      <text:p text:style-name="P37">*/</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oft-page-break/><text:s text:c="6"/><text:span text:style-name="T25">Side Effects:</text:span></text:p>
      <text:p text:style-name="P24"><text:s text:c="6"/>2,3,5,7,11,13,17,19,23,29,31,37,41,43,47,53,59,61,67,71,</text:p>
      <text:p text:style-name="P24"><text:s text:c="6"/>73,79,83,89,97,</text:p>
      <text:p text:style-name="P40">.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7">/*</text:p>
      <text:p text:style-name="P37"><text:s text:c="2"/>Place the prime numbers between 1 and 50 into </text:p>
      <text:p text:style-name="P37"><text:s text:c="2"/>a list using a ForEach() function.</text:p>
      <text:p text:style-name="P37">*/</text:p>
      <text:p text:style-name="P25"/>
      <text:p text:style-name="P37">//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7"><text:s text:c="6"/>If number is prime, append it to the end of the list and </text:p>
      <text:p text:style-name="P37"><text:s text:c="6"/>then assign the new list that is created to the variable </text:p>
      <text:p text:style-name="P37"><text:s text:c="6"/>'primes'.</text:p>
      <text:p text:style-name="P37"><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0">. <text:s text:c="2"/><text:span text:style-name="T18">%/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9">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9">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39">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39">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9">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9">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39">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9">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9">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9">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9">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9">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9">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39">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9">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39">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39">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2">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9">Table(expression, variable, begin_value, end_value, step_amount)</text:p>
          </table:table-cell>
        </table:table-row>
      </table:table>
      <text:p text:style-name="Preformatted_20_Text"/>
      <text:p text:style-name="Text_20_body">The Table() function creates a list of values by doing the following:</text:p>
      <text:p text:style-name="P68">1) <text:s/>Generating a sequence of values between a "begin_value" and an "end_value" with each value being incremented by the "step_amount".</text:p>
      <text:p text:style-name="P68">2) <text:s/>Placing each value in the sequence into the specified "variable", one value at a time.</text:p>
      <text:p text:style-name="P68">3) <text:s/>Evaluating the defined "expression" (which contains the defined "variable") for each value, one at a time.</text:p>
      <text:p text:style-name="P68">4) <text:s/>Placing the result of each "expression" evaluation into the result list.</text:p>
      <text:p text:style-name="P68"/>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9">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9">Max(list)</text:p>
          </table:table-cell>
        </table:table-row>
      </table:table>
      <text:p text:style-name="Preformatted_20_Text"/>
      <text:p text:style-name="P51">If two values are passed to Max(), it determines which one is larger:</text:p>
      <text:p text:style-name="Preformatted_20_Text"/>
      <text:p text:style-name="Preformatted_20_Text">In&gt; Max(10, 20)</text:p>
      <text:p text:style-name="P21">Result&gt; 20</text:p>
      <text:p text:style-name="Preformatted_20_Text"/>
      <text:p text:style-name="P51">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9">Min(list)</text:p>
          </table:table-cell>
        </table:table-row>
      </table:table>
      <text:p text:style-name="Preformatted_20_Text"/>
      <text:p text:style-name="P51">If two values are passed to Min(), it determines which one is smaller:</text:p>
      <text:p text:style-name="Preformatted_20_Text"/>
      <text:p text:style-name="Preformatted_20_Text">In&gt; Min(10, 20)</text:p>
      <text:p text:style-name="P21">Result&gt; 10</text:p>
      <text:p text:style-name="Preformatted_20_Text"/>
      <text:p text:style-name="P51">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9">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9">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1">If two integers are passed to Gcd(), it calculates their greatest common divisor:</text:p>
      <text:p text:style-name="P31"/>
      <text:p text:style-name="P31">In&gt; Gcd(21, 56)</text:p>
      <text:p text:style-name="P22">Result&gt; 7</text:p>
      <text:p text:style-name="P31"/>
      <text:p text:style-name="P51">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9">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1">If two integers are passed to Lcm(), it calculates their least common multiple:</text:p>
      <text:p text:style-name="P31"><text:soft-page-break/></text:p>
      <text:p text:style-name="P26">In&gt; Lcm(14, 8)</text:p>
      <text:p text:style-name="P22">Result&gt; 56</text:p>
      <text:p text:style-name="P31"/>
      <text:p text:style-name="P51">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39">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39">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text:soft-page-break/>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1">Nesting loops allows the programmer to accomplish an enormous amount of work with very little typing. </text:p>
      <text:h text:style-name="P73"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7">/*</text:p>
      <text:p text:style-name="P37"><text:s text:c="2"/>Generate all the combinations can be entered into a two </text:p>
      <text:p text:style-name="P37"><text:s text:c="2"/>digit wheel lock.</text:p>
      <text:p text:style-name="P37">*/</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0"><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0">.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7">/*</text:p>
      <text:p text:style-name="P37"><text:s/>This version of evenIntegers() uses Local() to make</text:p>
      <text:p text:style-name="P37"><text:s/>x and resultList local variables</text:p>
      <text:p text:style-name="P37">*/</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0">. <text:s text:c="2"/><text:span text:style-name="T18">%/output</text:span></text:p>
      <text:p text:style-name="P52">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83">. <text:s text:c="2"/>%/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 - <text:date style:data-style-name="N37" text:date-value="2009-08-17T01:11:17">08/17/09</text:date><text:tab/>Introduction To Programming<text:tab/><text:page-number text:select-page="current">2</text:page-number>/<text:page-count>12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7T01:11:17</dc:date>
    <meta:editing-cycles>388</meta:editing-cycles>
    <meta:editing-duration>PT231H48M38S</meta:editing-duration>
    <meta:document-statistic meta:table-count="39" meta:image-count="1" meta:object-count="17" meta:page-count="124" meta:paragraph-count="2716" meta:word-count="26019" meta:character-count="1578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